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3481" officeooo:paragraph-rsid="000d3481"/>
    </style:style>
    <style:style style:name="P2" style:family="paragraph" style:parent-style-name="Standard">
      <style:text-properties officeooo:rsid="000e8483" officeooo:paragraph-rsid="000e8483"/>
    </style:style>
    <style:style style:name="P3" style:family="paragraph" style:parent-style-name="Standard">
      <style:text-properties fo:font-weight="bold" officeooo:rsid="00105e75" officeooo:paragraph-rsid="00105e75" style:font-weight-asian="bold" style:font-weight-complex="bold"/>
    </style:style>
    <style:style style:name="P4" style:family="paragraph" style:parent-style-name="Standard">
      <style:text-properties officeooo:rsid="000e8483" officeooo:paragraph-rsid="000e8483"/>
    </style:style>
    <style:style style:name="P5" style:family="paragraph" style:parent-style-name="Standard">
      <style:text-properties officeooo:rsid="00111b57" officeooo:paragraph-rsid="00111b5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6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nis Haramia </text:p>
      <text:p text:style-name="P3">4.B 1. skupina</text:p>
      <text:p text:style-name="P1"><text:span text:style-name="T1"/></text:p>
      <text:p text:style-name="P1"><text:span text:style-name="T1">LS</text:span> – vypíše priečinok</text:p>
      <text:p text:style-name="P1"><text:span text:style-name="T1">CD </text:span>– zmení priečinok</text:p>
      <text:p text:style-name="P1"><text:span text:style-name="T1">npm run dev</text:span> – spusti dev server</text:p>
      <text:p text:style-name="P2"><text:span text:style-name="T1">npm run build </text:span>– postavý projekt</text:p>
      <text:p text:style-name="P2"><text:span text:style-name="T1">npm run start </text:span>– sputi server postaveného projektu</text:p>
      <text:p text:style-name="P2"><text:span text:style-name="T1">npm run start-- --port 3001</text:span>- zmeni port serveru</text:p>
      <text:p text:style-name="P1"><text:span text:style-name="T1">ctrl+c</text:span>– vypne server</text:p>
      <text:p text:style-name="P2"><text:span text:style-name="T1">ctrl+l </text:span>– clearne terminal</text:p>
      <text:p text:style-name="P2"><text:span text:style-name="T1">clear</text:span> – clearne terminal</text:p>
      <text:p text:style-name="P2"><text:span text:style-name="T1">šípka hore</text:span> – predošlý použítý príkaz <text:span text:style-name="T2">v terminále</text:span></text:p>
      <text:p text:style-name="P5"><text:span text:style-name="T1">git init </text:span>– spraví nové git úložisko v aktuálnom adresáry</text:p>
      <text:p text:style-name="P5"><text:span text:style-name="T1">git config --global user.name</text:span> – nadstavý meno </text:p>
      <text:p text:style-name="P5"><text:span text:style-name="T1">git config --global user.email </text:span>– nadstavý email</text:p>
      <text:p text:style-name="P5"><text:span text:style-name="T1">git remote and origin + url github projektu </text:span>– priradí url </text:p>
      <text:p text:style-name="P5"><text:span text:style-name="T1">git remote -v </text:span>– ukáze aké máš nadstavené url</text:p>
      <text:p text:style-name="P5"><text:span text:style-name="T1">git add .</text:span> – pridá súbory ktoré chces commitnúť</text:p>
      <text:p text:style-name="P5"><text:span text:style-name="T1">git commit -m </text:span>– súbory commitne</text:p>
      <text:p text:style-name="P5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9:13:13.342624339</meta:creation-date>
    <meta:generator>LibreOffice/24.2.5.2$Linux_X86_64 LibreOffice_project/420$Build-2</meta:generator>
    <dc:date>2024-09-24T12:01:59.059065339</dc:date>
    <meta:editing-duration>PT1H5M18S</meta:editing-duration>
    <meta:editing-cycles>6</meta:editing-cycles>
    <meta:document-statistic meta:table-count="0" meta:image-count="0" meta:object-count="0" meta:page-count="1" meta:paragraph-count="19" meta:word-count="108" meta:character-count="672" meta:non-whitespace-character-count="568"/>
  </office:meta>
</office:document-meta>
</file>